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alibri"/>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Calibri"/>
      </text:list-level-style-bullet>
      <text:list-level-style-bullet text:level="2" text:style-name="WW_CharLFO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7%" fo:margin-left="1.5805in" fo:text-indent="0in">
        <style:tab-stops/>
      </style:paragraph-properties>
    </style:style>
    <style:style style:name="T2" style:parent-style-name="DefaultParagraphFont" style:family="text">
      <style:text-properties fo:color="#000000" fo:font-size="11pt" style:font-size-asian="11pt"/>
    </style:style>
    <style:style style:name="T3" style:parent-style-name="DefaultParagraphFont" style:family="text">
      <style:text-properties fo:color="#4C8CC0" fo:font-size="38pt" style:font-size-asian="38pt"/>
    </style:style>
    <style:style style:name="P4" style:parent-style-name="Normal" style:family="paragraph">
      <style:paragraph-properties fo:text-align="center" fo:margin-bottom="0.234in" fo:line-height="107%" fo:margin-left="0.0222in" fo:text-indent="0in">
        <style:tab-stops/>
      </style:paragraph-properties>
    </style:style>
    <style:style style:name="T5" style:parent-style-name="DefaultParagraphFont" style:family="text">
      <style:text-properties fo:color="#000000" fo:font-size="11pt" style:font-size-asian="11pt"/>
    </style:style>
    <style:style style:name="T6" style:parent-style-name="DefaultParagraphFont" style:family="text">
      <style:text-properties fo:color="#4C8CC0" fo:font-size="38pt" style:font-size-asian="38pt" style:font-size-complex="38pt"/>
    </style:style>
    <style:style style:name="T7" style:parent-style-name="DefaultParagraphFont" style:family="text">
      <style:text-properties fo:color="#4C8CC0" fo:font-size="19.5pt" style:font-size-asian="19.5pt" style:font-size-complex="19.5pt"/>
    </style:style>
    <style:style style:name="S1" style:family="section">
      <style:section-properties fo:margin-left="-1.0687in" fo:margin-right="-1.0208in" style:writing-mode="lr-tb">
        <style:columns fo:column-count="2" fo:column-gap="0.4375in"/>
      </style:section-properties>
    </style:style>
    <style:style style:name="P8" style:parent-style-name="Normal" style:family="paragraph">
      <style:paragraph-properties fo:margin-bottom="0.2416in" fo:line-height="107%" fo:margin-left="-0.0034in">
        <style:tab-stops/>
      </style:paragraph-properties>
    </style:style>
    <style:style style:name="T9" style:parent-style-name="DefaultParagraphFont" style:family="text">
      <style:text-properties fo:color="#4C8CC0" fo:font-size="14pt" style:font-size-asian="14pt"/>
    </style:style>
    <style:style style:name="P10" style:parent-style-name="Normal" style:list-style-name="LFO1" style:family="paragraph">
      <style:paragraph-properties fo:margin-right="0.0354in" fo:text-indent="-0.25in"/>
    </style:style>
    <style:style style:name="P11" style:parent-style-name="Normal" style:list-style-name="LFO1" style:family="paragraph">
      <style:paragraph-properties fo:margin-right="0.0354in" fo:text-indent="-0.25in"/>
    </style:style>
    <style:style style:name="P12" style:parent-style-name="Normal" style:list-style-name="LFO1" style:family="paragraph">
      <style:paragraph-properties fo:margin-right="0.0354in" fo:text-indent="-0.25in"/>
    </style:style>
    <style:style style:name="P13" style:parent-style-name="Normal" style:list-style-name="LFO1" style:family="paragraph">
      <style:paragraph-properties fo:margin-right="0.0354in" fo:text-indent="-0.25in"/>
    </style:style>
    <style:style style:name="P14" style:parent-style-name="Normal" style:list-style-name="LFO1" style:family="paragraph">
      <style:paragraph-properties fo:margin-right="0.0354in" fo:text-indent="-0.25in"/>
    </style:style>
    <style:style style:name="P15" style:parent-style-name="Normal" style:list-style-name="LFO1" style:family="paragraph">
      <style:paragraph-properties fo:margin-right="0.0354in" fo:text-indent="-0.25in"/>
    </style:style>
    <style:style style:name="P16" style:parent-style-name="Normal" style:list-style-name="LFO1" style:family="paragraph">
      <style:paragraph-properties fo:margin-right="0.0354in" fo:text-indent="-0.25in"/>
    </style:style>
    <style:style style:name="P17" style:parent-style-name="Normal" style:list-style-name="LFO1" style:family="paragraph">
      <style:paragraph-properties fo:margin-bottom="0.1062in" fo:line-height="107%" fo:margin-right="0.0354in" fo:text-indent="-0.25in"/>
    </style:style>
    <style:style style:name="P18" style:parent-style-name="Normal" style:family="paragraph">
      <style:paragraph-properties fo:margin-bottom="0in" fo:line-height="107%" fo:margin-left="-0.0034in">
        <style:tab-stops/>
      </style:paragraph-properties>
    </style:style>
    <style:style style:name="T19" style:parent-style-name="DefaultParagraphFont" style:family="text">
      <style:text-properties fo:color="#4C8CC0" style:text-position="super 65.1%" fo:font-size="21.5pt" style:font-size-asian="21.5pt"/>
    </style:style>
    <style:style style:name="T20" style:parent-style-name="DefaultParagraphFont" style:family="text">
      <style:text-properties fo:color="#4C8CC0" fo:font-size="14pt" style:font-size-asian="14pt"/>
    </style:style>
    <style:style style:name="T21" style:parent-style-name="DefaultParagraphFont" style:family="text">
      <style:text-properties fo:font-size="14pt" style:font-size-asian="14pt"/>
    </style:style>
    <style:style style:name="T22" style:parent-style-name="DefaultParagraphFont" style:family="text">
      <style:text-properties fo:font-size="14pt" style:font-size-asian="14pt"/>
    </style:style>
    <style:style style:name="P23" style:parent-style-name="Normal" style:list-style-name="LFO1" style:family="paragraph">
      <style:paragraph-properties fo:margin-bottom="0in" fo:margin-right="0.0354in" fo:text-indent="-0.1875in"/>
    </style:style>
    <style:style style:name="T24" style:parent-style-name="DefaultParagraphFont" style:family="text">
      <style:text-properties style:font-name="Aptos" style:font-name-asian="Times New Roman" style:font-name-complex="Times New Roman" style:font-size-complex="13.5pt"/>
    </style:style>
    <style:style style:name="P25" style:parent-style-name="Normal" style:list-style-name="LFO1" style:family="paragraph">
      <style:paragraph-properties fo:margin-bottom="0in" fo:margin-right="0.0354in" fo:text-indent="-0.25in"/>
    </style:style>
    <style:style style:name="P26" style:parent-style-name="Normal" style:list-style-name="LFO1" style:family="paragraph">
      <style:paragraph-properties fo:margin-bottom="0in" fo:margin-right="0.0354in" fo:text-indent="-0.25in"/>
    </style:style>
    <style:style style:name="P27" style:parent-style-name="Normal" style:list-style-name="LFO1" style:family="paragraph">
      <style:paragraph-properties fo:margin-bottom="0in" fo:margin-right="0.0354in" fo:text-indent="-0.25in"/>
    </style:style>
    <style:style style:name="P28" style:parent-style-name="Normal" style:family="paragraph">
      <style:paragraph-properties fo:margin-bottom="0.0694in" fo:line-height="107%" fo:margin-left="0in" fo:text-indent="0in">
        <style:tab-stops/>
      </style:paragraph-properties>
      <style:text-properties fo:color="#4C8CC0" fo:font-size="14pt" style:font-size-asian="14pt"/>
    </style:style>
    <style:style style:name="P29" style:parent-style-name="Normal" style:family="paragraph">
      <style:paragraph-properties fo:margin-bottom="0in" fo:line-height="107%" fo:margin-left="-0.0034in">
        <style:tab-stops/>
      </style:paragraph-properties>
      <style:text-properties fo:color="#4C8CC0" fo:font-size="14pt" style:font-size-asian="14pt"/>
    </style:style>
    <style:style style:name="P30" style:parent-style-name="Normal" style:list-style-name="LFO1" style:family="paragraph">
      <style:paragraph-properties fo:margin-bottom="0in" fo:margin-right="0.0354in" fo:text-indent="-0.25in"/>
    </style:style>
    <style:style style:name="P31" style:parent-style-name="Normal" style:family="paragraph">
      <style:paragraph-properties fo:margin-bottom="0in" fo:line-height="107%" fo:margin-left="-0.0034in">
        <style:tab-stops/>
      </style:paragraph-properties>
    </style:style>
    <style:style style:name="P32" style:parent-style-name="Normal" style:family="paragraph">
      <style:paragraph-properties fo:margin-bottom="0.2416in" fo:line-height="107%" fo:margin-left="-0.0034in">
        <style:tab-stops/>
      </style:paragraph-properties>
    </style:style>
    <style:style style:name="T33" style:parent-style-name="DefaultParagraphFont" style:family="text">
      <style:text-properties fo:color="#4C8CC0" fo:font-size="14pt" style:font-size-asian="14pt"/>
    </style:style>
    <style:style style:name="P34" style:parent-style-name="Normal" style:list-style-name="LFO1" style:family="paragraph">
      <style:paragraph-properties fo:margin-right="0.0354in" fo:text-indent="-0.25in"/>
    </style:style>
    <style:style style:name="P35" style:parent-style-name="Normal" style:list-style-name="LFO1" style:family="paragraph">
      <style:paragraph-properties fo:margin-right="0.0354in" fo:text-indent="-0.25in"/>
    </style:style>
    <style:style style:name="P36" style:parent-style-name="Normal" style:list-style-name="LFO1" style:family="paragraph">
      <style:paragraph-properties fo:margin-right="0.0354in" fo:text-indent="-0.25in"/>
    </style:style>
    <style:style style:name="P37" style:parent-style-name="Normal" style:list-style-name="LFO1" style:family="paragraph">
      <style:paragraph-properties fo:margin-right="0.0354in" fo:text-indent="-0.25in"/>
    </style:style>
    <style:style style:name="P38" style:parent-style-name="Normal" style:list-style-name="LFO1" style:family="paragraph">
      <style:paragraph-properties fo:margin-right="0.0354in" fo:text-indent="-0.25in"/>
    </style:style>
    <style:style style:name="P39" style:parent-style-name="Normal" style:list-style-name="LFO1" style:family="paragraph">
      <style:paragraph-properties fo:margin-right="0.0354in" fo:text-indent="-0.25in"/>
    </style:style>
    <style:style style:name="P40" style:parent-style-name="Normal" style:list-style-name="LFO1" style:family="paragraph">
      <style:paragraph-properties fo:margin-right="0.0354in" fo:text-indent="-0.25in"/>
    </style:style>
    <style:style style:name="P41" style:parent-style-name="Normal" style:list-style-name="LFO1" style:family="paragraph">
      <style:paragraph-properties fo:margin-right="0.0354in" fo:text-indent="-0.25in"/>
    </style:style>
    <style:style style:name="P42" style:parent-style-name="Normal" style:list-style-name="LFO1" style:family="paragraph">
      <style:paragraph-properties fo:margin-right="0.0354in" fo:text-indent="-0.25in"/>
    </style:style>
    <style:style style:name="P43" style:parent-style-name="Normal" style:list-style-name="LFO1" style:family="paragraph">
      <style:paragraph-properties fo:margin-right="0.0354in" fo:text-indent="-0.25in"/>
    </style:style>
    <style:style style:name="P44" style:parent-style-name="Normal" style:list-style-name="LFO1" style:family="paragraph">
      <style:paragraph-properties fo:margin-right="0.0354in" fo:text-indent="-0.25in"/>
    </style:style>
    <style:style style:name="P45" style:parent-style-name="Normal" style:list-style-name="LFO1" style:family="paragraph">
      <style:paragraph-properties fo:margin-right="0.0354in" fo:text-indent="-0.25in"/>
    </style:style>
    <style:style style:name="P46" style:parent-style-name="Normal" style:list-style-name="LFO1" style:family="paragraph">
      <style:paragraph-properties fo:margin-right="0.0354in" fo:text-indent="-0.25in"/>
    </style:style>
    <style:style style:name="P47" style:parent-style-name="Normal" style:list-style-name="LFO1" style:family="paragraph">
      <style:paragraph-properties fo:margin-right="0.0354in" fo:text-indent="-0.25in"/>
    </style:style>
    <style:style style:name="P48" style:parent-style-name="Normal" style:list-style-name="LFO1" style:family="paragraph">
      <style:paragraph-properties fo:margin-right="0.0354in" fo:text-indent="-0.25in"/>
    </style:style>
    <style:style style:name="P49" style:parent-style-name="Normal" style:list-style-name="LFO1" style:family="paragraph">
      <style:paragraph-properties fo:margin-bottom="0.0166in" fo:line-height="107%" fo:margin-right="0.0354in" fo:text-indent="-0.25in"/>
    </style:style>
    <style:style style:name="T50" style:parent-style-name="DefaultParagraphFont" style:family="text">
      <style:text-properties fo:font-size="14pt" style:font-size-asian="14pt"/>
    </style:style>
    <style:style style:name="P51" style:parent-style-name="Normal" style:list-style-name="LFO1" style:family="paragraph">
      <style:paragraph-properties fo:margin-bottom="0.0166in" fo:line-height="107%" fo:margin-right="0.0354in" fo:text-indent="-0.25in"/>
    </style:style>
    <style:style style:name="T52" style:parent-style-name="DefaultParagraphFont" style:family="text">
      <style:text-properties fo:font-size="14pt" style:font-size-asian="14pt"/>
    </style:style>
    <style:style style:family="graphic" style:name="a37">
      <style:graphic-properties draw:fill="solid" draw:fill-color="#f2f2f2" draw:opacity="100%" draw:stroke="none"/>
    </style:style>
    <style:style style:family="graphic" style:name="a38">
      <style:graphic-properties draw:fill="solid" draw:fill-color="#f2f2f2" draw:opacity="100%" draw:stroke="none"/>
    </style:style>
    <style:style style:family="graphic" style:name="a39">
      <style:graphic-properties draw:fill="solid" draw:fill-color="#f2f2f2" draw:opacity="100%" draw:stroke="none"/>
    </style:style>
    <style:style style:family="graphic" style:name="a20">
      <style:graphic-properties draw:fill="solid" draw:fill-color="#4e95d9" draw:opacity="100%" draw:stroke="none"/>
    </style:style>
    <style:style style:family="graphic" style:name="a21">
      <style:graphic-properties draw:fill="solid" draw:fill-color="#4e95d9" draw:opacity="100%" draw:stroke="none"/>
    </style:style>
    <style:style style:family="graphic" style:name="a22">
      <style:graphic-properties draw:fill="solid" draw:fill-color="#4e95d9" draw:opacity="100%" draw:stroke="none"/>
    </style:style>
    <style:style style:family="graphic" style:name="a23">
      <style:graphic-properties draw:fill="solid" draw:fill-color="#4e95d9" draw:opacity="100%" draw:stroke="none"/>
    </style:style>
    <style:style style:family="graphic" style:name="a24">
      <style:graphic-properties draw:fill="solid" draw:fill-color="#4e95d9" draw:opacity="100%" draw:stroke="none"/>
    </style:style>
    <style:style style:family="graphic" style:name="a25">
      <style:graphic-properties draw:fill="solid" draw:fill-color="#4e95d9" draw:opacity="100%" draw:stroke="none"/>
    </style:style>
    <style:style style:family="graphic" style:name="a26">
      <style:graphic-properties draw:fill="solid" draw:fill-color="#4e95d9" draw:opacity="100%" draw:stroke="none"/>
    </style:style>
    <style:style style:family="graphic" style:name="a27">
      <style:graphic-properties draw:fill="solid" draw:fill-color="#4e95d9" draw:opacity="100%" draw:stroke="none"/>
    </style:style>
    <style:style style:family="graphic" style:name="a28">
      <style:graphic-properties draw:fill="solid" draw:fill-color="#4e95d9" draw:opacity="100%" draw:stroke="none"/>
    </style:style>
    <style:style style:family="graphic" style:name="a29">
      <style:graphic-properties draw:fill="solid" draw:fill-color="#4e95d9" draw:opacity="100%" draw:stroke="none"/>
    </style:style>
    <style:style style:family="graphic" style:name="a10">
      <style:graphic-properties draw:fill="solid" draw:fill-color="#4e95d9" draw:opacity="100%" draw:stroke="none"/>
    </style:style>
    <style:style style:family="graphic" style:name="a11">
      <style:graphic-properties draw:fill="solid" draw:fill-color="#4e95d9" draw:opacity="100%" draw:stroke="none"/>
    </style:style>
    <style:style style:family="graphic" style:name="a12">
      <style:graphic-properties draw:fill="solid" draw:fill-color="#4e95d9" draw:opacity="100%" draw:stroke="none"/>
    </style:style>
    <style:style style:family="graphic" style:name="a13">
      <style:graphic-properties draw:fill="solid" draw:fill-color="#4e95d9" draw:opacity="100%" draw:stroke="none"/>
    </style:style>
    <style:style style:family="graphic" style:name="a14">
      <style:graphic-properties draw:fill="solid" draw:fill-color="#4e95d9" draw:opacity="100%" draw:stroke="none"/>
    </style:style>
    <style:style style:family="graphic" style:name="a15">
      <style:graphic-properties draw:fill="solid" draw:fill-color="#4e95d9" draw:opacity="100%" draw:stroke="none"/>
    </style:style>
    <style:style style:family="graphic" style:name="a16">
      <style:graphic-properties draw:fill="solid" draw:fill-color="#4e95d9" draw:opacity="100%" draw:stroke="none"/>
    </style:style>
    <style:style style:family="graphic" style:name="a17">
      <style:graphic-properties draw:fill="solid" draw:fill-color="#4e95d9" draw:opacity="100%" draw:stroke="none"/>
    </style:style>
    <style:style style:family="graphic" style:name="a18">
      <style:graphic-properties draw:fill="solid" draw:fill-color="#4e95d9" draw:opacity="100%" draw:stroke="none"/>
    </style:style>
    <style:style style:family="graphic" style:name="a19">
      <style:graphic-properties draw:fill="solid" draw:fill-color="#4e95d9" draw:opacity="100%" draw:stroke="none"/>
    </style:style>
    <style:style style:family="graphic" style:name="a0">
      <style:graphic-properties draw:fill="solid" draw:fill-color="#4e95d9" draw:opacity="100%" draw:stroke="none"/>
    </style:style>
    <style:style style:family="graphic" style:name="a1">
      <style:graphic-properties draw:fill="solid" draw:fill-color="#4e95d9" draw:opacity="100%" draw:stroke="none"/>
    </style:style>
    <style:style style:family="graphic" style:name="a2">
      <style:graphic-properties draw:fill="solid" draw:fill-color="#4e95d9" draw:opacity="100%" draw:stroke="none"/>
    </style:style>
    <style:style style:family="graphic" style:name="a40">
      <style:graphic-properties draw:fill="solid" draw:fill-color="#f2f2f2" draw:opacity="100%" draw:stroke="none"/>
    </style:style>
    <style:style style:family="graphic" style:name="a3">
      <style:graphic-properties draw:fill="solid" draw:fill-color="#4e95d9" draw:opacity="100%" draw:stroke="none"/>
    </style:style>
    <style:style style:family="graphic" style:name="a41">
      <style:graphic-properties style:wrap="run-through" style:run-through="background" style:horizontal-rel="paragraph" style:vertical-rel="paragraph" style:horizontal-pos="from-left" style:vertical-pos="from-top"/>
    </style:style>
    <style:style style:family="graphic" style:name="a4">
      <style:graphic-properties draw:fill="solid" draw:fill-color="#4e95d9" draw:opacity="100%" draw:stroke="none"/>
    </style:style>
    <style:style style:family="graphic" style:name="a42">
      <style:graphic-properties style:wrap="run-through" style:run-through="background" draw:fill="solid" draw:fill-color="#f2f2f2" draw:opacity="100%" draw:stroke="none" style:horizontal-rel="paragraph" style:vertical-rel="paragraph" style:horizontal-pos="from-left" style:vertical-pos="from-top"/>
    </style:style>
    <style:style style:family="graphic" style:name="a5">
      <style:graphic-properties draw:fill="solid" draw:fill-color="#4e95d9" draw:opacity="100%" draw:stroke="none"/>
    </style:style>
    <style:style style:family="graphic" style:name="a6">
      <style:graphic-properties draw:fill="solid" draw:fill-color="#4e95d9" draw:opacity="100%" draw:stroke="none"/>
    </style:style>
    <style:style style:family="graphic" style:name="a7">
      <style:graphic-properties draw:fill="solid" draw:fill-color="#4e95d9" draw:opacity="100%" draw:stroke="none"/>
    </style:style>
    <style:style style:family="graphic" style:name="a8">
      <style:graphic-properties draw:fill="solid" draw:fill-color="#4e95d9" draw:opacity="100%" draw:stroke="none"/>
    </style:style>
    <style:style style:family="graphic" style:name="a9">
      <style:graphic-properties draw:fill="solid" draw:fill-color="#4e95d9" draw:opacity="100%" draw:stroke="none"/>
    </style:style>
    <style:style style:family="graphic" style:name="a30">
      <style:graphic-properties draw:fill="solid" draw:fill-color="#4e95d9" draw:opacity="100%" draw:stroke="none"/>
    </style:style>
    <style:style style:family="graphic" style:name="a31">
      <style:graphic-properties draw:fill="solid" draw:fill-color="#4e95d9" draw:opacity="100%" draw:stroke="none"/>
    </style:style>
    <style:style style:family="graphic" style:name="a32">
      <style:graphic-properties draw:fill="solid" draw:fill-color="#4e95d9" draw:opacity="100%" draw:stroke="none"/>
    </style:style>
    <style:style style:family="graphic" style:name="a33">
      <style:graphic-properties style:wrap="run-through" style:run-through="background" style:horizontal-rel="paragraph" style:vertical-rel="paragraph" style:horizontal-pos="from-left" style:vertical-pos="from-top"/>
    </style:style>
    <style:style style:family="graphic" style:name="a34">
      <style:graphic-properties draw:fill="solid" draw:fill-color="#f2f2f2" draw:opacity="100%" draw:stroke="none"/>
    </style:style>
    <style:style style:family="graphic" style:name="a35">
      <style:graphic-properties draw:fill="solid" draw:fill-color="#f2f2f2" draw:opacity="100%" draw:stroke="none"/>
    </style:style>
    <style:style style:family="graphic" style:name="a36">
      <style:graphic-properties draw:fill="solid" draw:fill-color="#f2f2f2" draw:opacity="100%" draw:stroke="none"/>
    </style:style>
  </office:automatic-styles>
  <office:body>
    <office:text text:use-soft-page-breaks="true">
      <text:p text:style-name="P1"><text:span text:style-name="T2"><draw:g draw:z-index="251658240" draw:name="Group 1106" draw:id="id33" draw:style-name="a33" text:anchor-type="paragraph"><svg:title/><svg:desc/><draw:custom-shape svg:x="0.38559in" svg:y="0.82956in" svg:width="0.26484in" svg:height="0.09946in" draw:id="id0" draw:style-name="a0" draw:name="Shape 12"><svg:title/><svg:desc/><draw:enhanced-geometry draw:type="non-primitive" svg:viewBox="0 0 242170 90942" draw:enhanced-path="M 242170 0 L 242170 20258 241353 20669 C 239287 22254 238544 23829 239217 25676 L 242170 26313 242170 48558 215319 57293 C 197342 62849 180581 67758 165494 71993 164211 72387 162916 72794 161633 73175 L 158648 73898 C 122161 83995 96609 89824 89205 90942 99962 88630 98641 68120 75374 73403 L 8077 89176 C 6439 89596 4839 90015 3302 90408 L 0 78013 C 27912 70441 93893 53222 171017 27052 L 2421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2170"/><draw:equation draw:name="f7" draw:formula="?f4 / 90942"/><draw:equation draw:name="f8" draw:formula="0 / ?f6"/><draw:equation draw:name="f9" draw:formula="242170 / ?f6"/><draw:equation draw:name="f10" draw:formula="0 / ?f7"/><draw:equation draw:name="f11" draw:formula="90942 / ?f7"/></draw:enhanced-geometry></draw:custom-shape><draw:custom-shape svg:x="0.40676in" svg:y="0.77511in" svg:width="0.24367in" svg:height="0.10428in" draw:id="id1" draw:style-name="a1" draw:name="Shape 13"><svg:title/><svg:desc/><draw:enhanced-geometry draw:type="non-primitive" svg:viewBox="0 0 222815 95350" draw:enhanced-path="M 222815 0 L 222815 22475 215901 25550 C 113144 68074 18030 93118 3416 95350 L 0 82599 C 27032 76794 101573 53729 183198 18385 L 22281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2815"/><draw:equation draw:name="f7" draw:formula="?f4 / 95350"/><draw:equation draw:name="f8" draw:formula="0 / ?f6"/><draw:equation draw:name="f9" draw:formula="222815 / ?f6"/><draw:equation draw:name="f10" draw:formula="0 / ?f7"/><draw:equation draw:name="f11" draw:formula="95350 / ?f7"/></draw:enhanced-geometry></draw:custom-shape><draw:custom-shape svg:x="0.63478in" svg:y="0.15281in" svg:width="0.01565in" svg:height="0.08146in" draw:id="id2" draw:style-name="a2" draw:name="Shape 14"><svg:title/><svg:desc/><draw:enhanced-geometry draw:type="non-primitive" svg:viewBox="0 0 14313 74484" draw:enhanced-path="M 14313 0 L 14313 74484 9323 68153 C 5038 60596 2404 52849 1746 44828 0 30287 4137 15974 12684 2091 L 143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13"/><draw:equation draw:name="f7" draw:formula="?f4 / 74484"/><draw:equation draw:name="f8" draw:formula="0 / ?f6"/><draw:equation draw:name="f9" draw:formula="14313 / ?f6"/><draw:equation draw:name="f10" draw:formula="0 / ?f7"/><draw:equation draw:name="f11" draw:formula="74484 / ?f7"/></draw:enhanced-geometry></draw:custom-shape><draw:custom-shape svg:x="0.54041in" svg:y="0.09879in" svg:width="0.11002in" svg:height="0.18143in" draw:id="id3" draw:style-name="a3" draw:name="Shape 15"><svg:title/><svg:desc/><draw:enhanced-geometry draw:type="non-primitive" svg:viewBox="0 0 100600 165904" draw:enhanced-path="M 100600 0 L 100600 15692 91813 20095 C 55751 39951 31408 59711 31303 76770 31202 92493 47639 108364 73207 125595 L 100600 142311 100600 165904 70306 149113 C 32697 127182 5807 106886 3274 86333 0 63517 30316 37827 75358 12888 L 1006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600"/><draw:equation draw:name="f7" draw:formula="?f4 / 165904"/><draw:equation draw:name="f8" draw:formula="0 / ?f6"/><draw:equation draw:name="f9" draw:formula="100600 / ?f6"/><draw:equation draw:name="f10" draw:formula="0 / ?f7"/><draw:equation draw:name="f11" draw:formula="165904 / ?f7"/></draw:enhanced-geometry></draw:custom-shape><draw:custom-shape svg:x="0.65043in" svg:y="0.77851in" svg:width="0.21503in" svg:height="0.10415in" draw:id="id4" draw:style-name="a4" draw:name="Shape 16"><svg:title/><svg:desc/><draw:enhanced-geometry draw:type="non-primitive" svg:viewBox="0 0 196623 95238" draw:enhanced-path="M 196623 0 L 196623 17523 155457 37258 C 113124 55629 70178 71748 30272 85391 L 0 95238 0 72993 6650 74426 C 11729 73852 18174 72267 24454 70438 66650 56132 111774 39276 155522 19885 L 1966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623"/><draw:equation draw:name="f7" draw:formula="?f4 / 95238"/><draw:equation draw:name="f8" draw:formula="0 / ?f6"/><draw:equation draw:name="f9" draw:formula="196623 / ?f6"/><draw:equation draw:name="f10" draw:formula="0 / ?f7"/><draw:equation draw:name="f11" draw:formula="95238 / ?f7"/></draw:enhanced-geometry></draw:custom-shape><draw:custom-shape svg:x="0.65043in" svg:y="0.72333in" svg:width="0.21503in" svg:height="0.12838in" draw:id="id5" draw:style-name="a5" draw:name="Shape 17"><svg:title/><svg:desc/><draw:enhanced-geometry draw:type="non-primitive" svg:viewBox="0 0 196623 117393" draw:enhanced-path="M 196623 0 L 196623 26211 191369 29648 C 135945 62136 71736 89818 9252 112739 L 0 117393 0 97134 49524 78305 C 90291 60832 130478 41208 166718 19520 L 1966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623"/><draw:equation draw:name="f7" draw:formula="?f4 / 117393"/><draw:equation draw:name="f8" draw:formula="0 / ?f6"/><draw:equation draw:name="f9" draw:formula="196623 / ?f6"/><draw:equation draw:name="f10" draw:formula="0 / ?f7"/><draw:equation draw:name="f11" draw:formula="117393 / ?f7"/></draw:enhanced-geometry></draw:custom-shape><draw:custom-shape svg:x="0.65043in" svg:y="0.63133in" svg:width="0.21503in" svg:height="0.16836in" draw:id="id6" draw:style-name="a6" draw:name="Shape 18"><svg:title/><svg:desc/><draw:enhanced-geometry draw:type="non-primitive" svg:viewBox="0 0 196623 153946" draw:enhanced-path="M 196623 0 L 196623 42016 170565 62754 C 136285 87385 96234 109731 55074 129452 L 0 153946 0 131471 22297 121123 C 84277 90244 144555 53158 186077 11966 L 1966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623"/><draw:equation draw:name="f7" draw:formula="?f4 / 153946"/><draw:equation draw:name="f8" draw:formula="0 / ?f6"/><draw:equation draw:name="f9" draw:formula="196623 / ?f6"/><draw:equation draw:name="f10" draw:formula="0 / ?f7"/><draw:equation draw:name="f11" draw:formula="153946 / ?f7"/></draw:enhanced-geometry></draw:custom-shape><draw:custom-shape svg:x="0.65043in" svg:y="0.01483in" svg:width="0.21503in" svg:height="0.40582in" draw:id="id7" draw:style-name="a7" draw:name="Shape 19"><svg:title/><svg:desc/><draw:enhanced-geometry draw:type="non-primitive" svg:viewBox="0 0 196623 371079" draw:enhanced-path="M 196623 0 L 196623 16424 109217 54976 C 51886 85090 5722 122199 12326 161569 17990 195262 53118 224028 98216 252806 65856 228371 43644 201130 41980 167716 41352 124644 85281 91941 136775 68373 L 196623 46468 196623 63459 147662 82315 C 105391 103244 73654 132080 79255 174460 85494 221704 133602 253212 191977 283133 L 196623 285425 196623 371079 183912 357910 C 136654 314404 68032 279405 10382 248431 L 0 242677 0 219083 16881 229384 C 33305 238830 51086 248767 69298 259346 46813 245072 27004 231003 12488 216493 L 0 200648 0 126164 14316 107779 C 20610 101078 27823 94510 35770 88100 43952 81375 50476 72929 42817 73530 40264 73730 36135 74936 29966 77546 L 30715 77076 0 92465 0 76773 11004 71154 C 49423 52902 93471 35582 135190 20724 L 1966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623"/><draw:equation draw:name="f7" draw:formula="?f4 / 371079"/><draw:equation draw:name="f8" draw:formula="0 / ?f6"/><draw:equation draw:name="f9" draw:formula="196623 / ?f6"/><draw:equation draw:name="f10" draw:formula="0 / ?f7"/><draw:equation draw:name="f11" draw:formula="371079 / ?f7"/></draw:enhanced-geometry></draw:custom-shape><draw:custom-shape svg:x="0.86546in" svg:y="0.32698in" svg:width="0.25448in" svg:height="0.47069in" draw:id="id8" draw:style-name="a8" draw:name="Shape 20"><svg:title/><svg:desc/><draw:enhanced-geometry draw:type="non-primitive" svg:viewBox="0 0 232695 430402" draw:enhanced-path="M 0 0 L 55982 27625 C 138261 68206 220065 114351 226485 199600 232695 282029 147983 353724 41601 410458 L 0 430402 0 412880 22950 401776 C 126189 346963 207376 276337 199256 190088 193376 139427 148621 102229 93389 69336 89083 66961 85471 65487 82664 64784 74243 62675 73072 67504 82187 75762 L 82149 75775 C 119805 107754 147160 144406 149993 189364 154069 254216 111385 310385 46853 357982 L 0 388636 0 362425 11475 354935 C 76566 308285 120487 253519 116312 191332 111550 150946 88283 117253 56444 87789 L 56393 87802 C 56267 87662 56127 87523 56000 87370 54133 85656 52228 83941 50310 82252 37445 72460 22891 71787 35489 89186 58286 117622 73488 149626 75659 186100 78745 232369 51684 275118 8825 313296 L 0 320319 0 278303 14170 262223 C 35733 233614 47276 203389 43744 172168 41542 143748 28609 118201 8990 94968 L 0 8565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2695"/><draw:equation draw:name="f7" draw:formula="?f4 / 430402"/><draw:equation draw:name="f8" draw:formula="0 / ?f6"/><draw:equation draw:name="f9" draw:formula="232695 / ?f6"/><draw:equation draw:name="f10" draw:formula="0 / ?f7"/><draw:equation draw:name="f11" draw:formula="430402 / ?f7"/></draw:enhanced-geometry></draw:custom-shape><draw:custom-shape svg:x="0.86546in" svg:y="0.03851in" svg:width="0.10252in" svg:height="0.04572in" draw:id="id9" draw:style-name="a9" draw:name="Shape 21"><svg:title/><svg:desc/><draw:enhanced-geometry draw:type="non-primitive" svg:viewBox="0 0 93744 41806" draw:enhanced-path="M 80333 2184 C 93528 0 93744 13830 82644 15951 64379 21330 42045 27275 18994 34492 L 0 41806 0 24815 18442 18065 C 43347 10693 65518 5452 80333 218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744"/><draw:equation draw:name="f7" draw:formula="?f4 / 41806"/><draw:equation draw:name="f8" draw:formula="0 / ?f6"/><draw:equation draw:name="f9" draw:formula="93744 / ?f6"/><draw:equation draw:name="f10" draw:formula="0 / ?f7"/><draw:equation draw:name="f11" draw:formula="41806 / ?f7"/></draw:enhanced-geometry></draw:custom-shape><draw:custom-shape svg:x="0.86546in" svg:y="-0.01394in" svg:width="0.1094in" svg:height="0.04674in" draw:id="id10" draw:style-name="a10" draw:name="Shape 22"><svg:title/><svg:desc/><draw:enhanced-geometry draw:type="non-primitive" svg:viewBox="0 0 100031 42739" draw:enhanced-path="M 88334 889 C 93706 0 96970 1486 98202 3696 100031 6909 97516 11671 90925 12929 L 87001 13894 C 83991 14656 80460 15583 76485 16675 57454 22368 30814 30994 1766 41960 L 0 42739 0 26315 2124 25598 C 41560 13014 73516 4159 88334 88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031"/><draw:equation draw:name="f7" draw:formula="?f4 / 42739"/><draw:equation draw:name="f8" draw:formula="0 / ?f6"/><draw:equation draw:name="f9" draw:formula="100031 / ?f6"/><draw:equation draw:name="f10" draw:formula="0 / ?f7"/><draw:equation draw:name="f11" draw:formula="42739 / ?f7"/></draw:enhanced-geometry></draw:custom-shape><draw:custom-shape svg:x="0.36319in" svg:y="0.57229in" svg:width="0.50499in" svg:height="0.26354in" draw:id="id11" draw:style-name="a11" draw:name="Shape 23"><svg:title/><svg:desc/><draw:enhanced-geometry draw:type="non-primitive" svg:viewBox="0 0 461759 240982" draw:enhanced-path="M 456971 2083 C 460045 4915 461759 6794 458965 10224 392176 103124 173914 206870 20828 239090 10820 240982 5905 240068 4039 234099 2629 229591 0 223114 10300 220345 188265 174816 368808 100063 449542 2946 451790 584 454685 0 456971 208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1759"/><draw:equation draw:name="f7" draw:formula="?f4 / 240982"/><draw:equation draw:name="f8" draw:formula="0 / ?f6"/><draw:equation draw:name="f9" draw:formula="461759 / ?f6"/><draw:equation draw:name="f10" draw:formula="0 / ?f7"/><draw:equation draw:name="f11" draw:formula="240982 / ?f7"/></draw:enhanced-geometry></draw:custom-shape><draw:custom-shape svg:x="0.57085in" svg:y="0.30766in" svg:width="0.30464in" svg:height="0.41343in" draw:id="id12" draw:style-name="a12" draw:name="Shape 24"><svg:title/><svg:desc/><draw:enhanced-geometry draw:type="non-primitive" svg:viewBox="0 0 278562 378041" draw:enhanced-path="M 61735 402 C 65424 0 69913 1245 75286 3721 83172 7353 261938 95656 268770 158826 278562 249250 113068 342836 11201 376441 7747 377673 6769 378041 4978 377520 3175 377012 381 371564 190 369659 0 367767 2299 366674 2299 366674 45352 356045 255854 268592 246875 172669 239014 88735 68237 23876 62078 21247 55918 18618 50838 11036 52984 6960 55156 2851 58045 803 61735 40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8562"/><draw:equation draw:name="f7" draw:formula="?f4 / 378041"/><draw:equation draw:name="f8" draw:formula="0 / ?f6"/><draw:equation draw:name="f9" draw:formula="278562 / ?f6"/><draw:equation draw:name="f10" draw:formula="0 / ?f7"/><draw:equation draw:name="f11" draw:formula="378041 / ?f7"/></draw:enhanced-geometry></draw:custom-shape><draw:custom-shape svg:x="0.40992in" svg:y="1.00153in" svg:width="0.0961in" svg:height="0.16386in" draw:id="id13" draw:style-name="a13" draw:name="Shape 25"><svg:title/><svg:desc/><draw:enhanced-geometry draw:type="non-primitive" svg:viewBox="0 0 87871 149835" draw:enhanced-path="M 44679 0 C 57112 0 67221 1689 78181 6325 80289 7163 81559 8217 81559 9906 81559 10541 81343 11176 81128 11798 L 77978 20447 C 77343 22123 76289 22758 75019 22758 74181 22758 73343 22543 72492 22123 64071 18542 54165 16015 45733 16015 33934 16015 20231 21501 20231 35611 20231 46571 27826 52680 36665 57315 L 59220 69329 C 75654 78181 87871 88722 87871 108318 87871 135915 64910 149835 38989 149835 27610 149835 15176 147726 3581 143929 851 143078 216 140983 851 138659 L 3581 129172 C 4432 126441 6540 126022 9068 127064 18542 130658 29083 133185 38989 133185 53314 133185 68491 126441 68491 109792 68491 97993 60274 91250 49949 85763 L 23190 71438 C 9271 63856 0 52476 0 37300 0 13068 22555 0 4467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871"/><draw:equation draw:name="f7" draw:formula="?f4 / 149835"/><draw:equation draw:name="f8" draw:formula="0 / ?f6"/><draw:equation draw:name="f9" draw:formula="87871 / ?f6"/><draw:equation draw:name="f10" draw:formula="0 / ?f7"/><draw:equation draw:name="f11" draw:formula="149835 / ?f7"/></draw:enhanced-geometry></draw:custom-shape><draw:custom-shape svg:x="0.51385in" svg:y="1.00429in" svg:width="0.12007in" svg:height="0.15879in" draw:id="id14" draw:style-name="a14" draw:name="Shape 26"><svg:title/><svg:desc/><draw:enhanced-geometry draw:type="non-primitive" svg:viewBox="0 0 109792 145199" draw:enhanced-path="M 3162 0 L 106210 0 C 108941 0 109792 1270 109576 3378 L 108318 12014 C 107899 14961 105994 15392 103048 15392 L 63640 15392 63640 140983 C 63640 143929 62586 145199 59842 145199 L 47841 145199 C 45098 145199 44044 143929 44044 140983 L 44044 15392 3378 15392 C 838 15392 0 14541 0 12014 L 0 3162 C 0 635 838 0 316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792"/><draw:equation draw:name="f7" draw:formula="?f4 / 145199"/><draw:equation draw:name="f8" draw:formula="0 / ?f6"/><draw:equation draw:name="f9" draw:formula="109792 / ?f6"/><draw:equation draw:name="f10" draw:formula="0 / ?f7"/><draw:equation draw:name="f11" draw:formula="145199 / ?f7"/></draw:enhanced-geometry></draw:custom-shape><draw:custom-shape svg:x="0.64866in" svg:y="1.0043in" svg:width="0.04782in" svg:height="0.15878in" draw:id="id15" draw:style-name="a15" draw:name="Shape 27"><svg:title/><svg:desc/><draw:enhanced-geometry draw:type="non-primitive" svg:viewBox="0 0 43726 145186" draw:enhanced-path="M 4216 0 L 34557 0 43726 1175 43726 17530 33083 14961 19596 14961 19596 71438 35827 71438 43726 68928 43726 92993 39827 86182 19596 86182 19596 140767 C 19596 143510 18339 145186 15596 145186 L 4001 145186 C 1257 145186 0 143713 0 140767 L 0 4635 C 0 1270 1054 0 421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26"/><draw:equation draw:name="f7" draw:formula="?f4 / 145186"/><draw:equation draw:name="f8" draw:formula="0 / ?f6"/><draw:equation draw:name="f9" draw:formula="43726 / ?f6"/><draw:equation draw:name="f10" draw:formula="0 / ?f7"/><draw:equation draw:name="f11" draw:formula="145186 / ?f7"/></draw:enhanced-geometry></draw:custom-shape><draw:custom-shape svg:x="0.69648in" svg:y="1.00558in" svg:width="0.05496in" svg:height="0.15749in" draw:id="id16" draw:style-name="a16" draw:name="Shape 28"><svg:title/><svg:desc/><draw:enhanced-geometry draw:type="non-primitive" svg:viewBox="0 0 50254 144011" draw:enhanced-path="M 0 0 L 16701 2141 C 24286 4511 30658 8305 35293 14001 40983 20948 43942 30219 43942 41395 43942 61613 31077 75952 14440 81641 L 14643 82060 48997 139591 C 50254 141484 49835 144011 46888 144011 L 34239 144011 C 31077 144011 29185 142957 27711 140226 L 0 91818 0 67752 15069 62964 C 20758 58143 24130 50977 24130 41598 24130 31273 20863 24320 14883 19948 L 0 1635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54"/><draw:equation draw:name="f7" draw:formula="?f4 / 144011"/><draw:equation draw:name="f8" draw:formula="0 / ?f6"/><draw:equation draw:name="f9" draw:formula="50254 / ?f6"/><draw:equation draw:name="f10" draw:formula="0 / ?f7"/><draw:equation draw:name="f11" draw:formula="144011 / ?f7"/></draw:enhanced-geometry></draw:custom-shape><draw:custom-shape svg:x="0.76133in" svg:y="1.00175in" svg:width="0.06649in" svg:height="0.16364in" draw:id="id17" draw:style-name="a17" draw:name="Shape 29"><svg:title/><svg:desc/><draw:enhanced-geometry draw:type="non-primitive" svg:viewBox="0 0 60801 149632" draw:enhanced-path="M 60801 0 L 60801 16164 44752 20325 C 29907 28713 20663 48749 20663 74828 20663 111697 35408 133617 60693 133617 L 60801 133590 60801 149435 59855 149632 C 22136 149632 0 121399 0 75451 0 41161 14109 15750 36631 5188 L 608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801"/><draw:equation draw:name="f7" draw:formula="?f4 / 149632"/><draw:equation draw:name="f8" draw:formula="0 / ?f6"/><draw:equation draw:name="f9" draw:formula="60801 / ?f6"/><draw:equation draw:name="f10" draw:formula="0 / ?f7"/><draw:equation draw:name="f11" draw:formula="149632 / ?f7"/></draw:enhanced-geometry></draw:custom-shape><draw:custom-shape svg:x="0.82782in" svg:y="1.00152in" svg:width="0.06671in" svg:height="0.16365in" draw:id="id18" draw:style-name="a18" draw:name="Shape 30"><svg:title/><svg:desc/><draw:enhanced-geometry draw:type="non-primitive" svg:viewBox="0 0 61004 149638" draw:enhanced-path="M 946 0 C 39719 0 61004 30353 61004 74181 61004 110061 45953 134676 23580 144741 L 0 149638 0 133793 16227 129698 C 30894 121598 40138 102000 40138 74816 40138 37732 26232 16231 527 16231 L 0 16367 0 203 9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004"/><draw:equation draw:name="f7" draw:formula="?f4 / 149638"/><draw:equation draw:name="f8" draw:formula="0 / ?f6"/><draw:equation draw:name="f9" draw:formula="61004 / ?f6"/><draw:equation draw:name="f10" draw:formula="0 / ?f7"/><draw:equation draw:name="f11" draw:formula="149638 / ?f7"/></draw:enhanced-geometry></draw:custom-shape><draw:custom-shape svg:x="0.90789in" svg:y="1.00175in" svg:width="0.06649in" svg:height="0.16364in" draw:id="id19" draw:style-name="a19" draw:name="Shape 31"><svg:title/><svg:desc/><draw:enhanced-geometry draw:type="non-primitive" svg:viewBox="0 0 60801 149632" draw:enhanced-path="M 60801 0 L 60801 16164 44752 20325 C 29907 28713 20663 48749 20663 74828 20663 111697 35408 133617 60693 133617 L 60801 133590 60801 149435 59855 149632 C 22136 149632 0 121399 0 75451 0 41161 14109 15750 36631 5188 L 608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801"/><draw:equation draw:name="f7" draw:formula="?f4 / 149632"/><draw:equation draw:name="f8" draw:formula="0 / ?f6"/><draw:equation draw:name="f9" draw:formula="60801 / ?f6"/><draw:equation draw:name="f10" draw:formula="0 / ?f7"/><draw:equation draw:name="f11" draw:formula="149632 / ?f7"/></draw:enhanced-geometry></draw:custom-shape><draw:custom-shape svg:x="0.97438in" svg:y="1.00152in" svg:width="0.06671in" svg:height="0.16365in" draw:id="id20" draw:style-name="a20" draw:name="Shape 32"><svg:title/><svg:desc/><draw:enhanced-geometry draw:type="non-primitive" svg:viewBox="0 0 61004 149638" draw:enhanced-path="M 946 0 C 39719 0 61004 30353 61004 74181 61004 110061 45953 134676 23580 144741 L 0 149638 0 133793 16227 129698 C 30894 121598 40138 102000 40138 74816 40138 37732 26232 16231 527 16231 L 0 16367 0 203 9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004"/><draw:equation draw:name="f7" draw:formula="?f4 / 149638"/><draw:equation draw:name="f8" draw:formula="0 / ?f6"/><draw:equation draw:name="f9" draw:formula="61004 / ?f6"/><draw:equation draw:name="f10" draw:formula="0 / ?f7"/><draw:equation draw:name="f11" draw:formula="149638 / ?f7"/></draw:enhanced-geometry></draw:custom-shape><draw:custom-shape svg:x="1.05929in" svg:y="1.0043in" svg:width="0.06245in" svg:height="0.15879in" draw:id="id21" draw:style-name="a21" draw:name="Shape 33"><svg:title/><svg:desc/><draw:enhanced-geometry draw:type="non-primitive" svg:viewBox="0 0 57106 145199" draw:enhanced-path="M 6109 0 L 32664 0 C 39354 0 45241 145 50516 492 L 57106 1280 57106 17589 39624 15812 19596 15812 19596 129604 37719 129604 57106 127834 57106 143344 41935 145199 5270 145199 C 1270 145199 0 143929 0 140132 L 0 5906 C 0 1689 1473 0 6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106"/><draw:equation draw:name="f7" draw:formula="?f4 / 145199"/><draw:equation draw:name="f8" draw:formula="0 / ?f6"/><draw:equation draw:name="f9" draw:formula="57106 / ?f6"/><draw:equation draw:name="f10" draw:formula="0 / ?f7"/><draw:equation draw:name="f11" draw:formula="145199 / ?f7"/></draw:enhanced-geometry></draw:custom-shape><draw:custom-shape svg:x="1.12175in" svg:y="1.0057in" svg:width="0.06384in" svg:height="0.15536in" draw:id="id22" draw:style-name="a22" draw:name="Shape 34"><svg:title/><svg:desc/><draw:enhanced-geometry draw:type="non-primitive" svg:viewBox="0 0 58375 142063" draw:enhanced-path="M 0 0 L 7591 909 C 16075 2517 22873 5152 29508 9261 47415 20424 58375 42344 58375 72049 58375 96078 50578 115890 36671 128526 30664 134006 22974 137854 14151 140333 L 0 142063 0 126553 4610 126132 C 11433 124418 17177 121465 22130 116512 32239 106187 37509 90807 37509 71846 37509 51615 31401 34127 19602 24640 14649 20640 8960 18113 2718 16585 L 0 1630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375"/><draw:equation draw:name="f7" draw:formula="?f4 / 142063"/><draw:equation draw:name="f8" draw:formula="0 / ?f6"/><draw:equation draw:name="f9" draw:formula="58375 / ?f6"/><draw:equation draw:name="f10" draw:formula="0 / ?f7"/><draw:equation draw:name="f11" draw:formula="142063 / ?f7"/></draw:enhanced-geometry></draw:custom-shape><draw:custom-shape svg:x="0.39955in" svg:y="1.20247in" svg:width="0.06787in" svg:height="0.15879in" draw:id="id23" draw:style-name="a23" draw:name="Shape 35"><svg:title/><svg:desc/><draw:enhanced-geometry draw:type="non-primitive" svg:viewBox="0 0 62059 145199" draw:enhanced-path="M 57734 0 L 62059 0 62059 25387 60369 30486 C 59528 32938 58477 35941 57112 39840 L 39827 87668 62059 87668 62059 102210 34773 102210 20231 141618 C 19177 144348 18339 145199 15380 145199 L 2946 145199 C 0 145199 419 142875 1054 140983 L 53950 2959 C 54572 1270 55842 0 577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059"/><draw:equation draw:name="f7" draw:formula="?f4 / 145199"/><draw:equation draw:name="f8" draw:formula="0 / ?f6"/><draw:equation draw:name="f9" draw:formula="62059 / ?f6"/><draw:equation draw:name="f10" draw:formula="0 / ?f7"/><draw:equation draw:name="f11" draw:formula="145199 / ?f7"/></draw:enhanced-geometry></draw:custom-shape><draw:custom-shape svg:x="0.46742in" svg:y="1.20247in" svg:width="0.06948in" svg:height="0.15879in" draw:id="id24" draw:style-name="a24" draw:name="Shape 36"><svg:title/><svg:desc/><draw:enhanced-geometry draw:type="non-primitive" svg:viewBox="0 0 63532 145199" draw:enhanced-path="M 0 0 L 6852 0 C 8744 0 10014 851 10636 2540 L 62694 140767 C 63532 143091 63532 145199 59950 145199 L 46882 145199 C 43301 145199 42247 144564 41192 141402 L 27286 102210 0 102210 0 87668 22231 87668 5379 39408 C 2839 32042 1365 27394 527 24448 L 311 24448 0 2538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532"/><draw:equation draw:name="f7" draw:formula="?f4 / 145199"/><draw:equation draw:name="f8" draw:formula="0 / ?f6"/><draw:equation draw:name="f9" draw:formula="63532 / ?f6"/><draw:equation draw:name="f10" draw:formula="0 / ?f7"/><draw:equation draw:name="f11" draw:formula="145199 / ?f7"/></draw:enhanced-geometry></draw:custom-shape><draw:custom-shape svg:x="0.5339in" svg:y="1.19971in" svg:width="0.11914in" svg:height="0.16386in" draw:id="id25" draw:style-name="a25" draw:name="Shape 37"><svg:title/><svg:desc/><draw:enhanced-geometry draw:type="non-primitive" svg:viewBox="0 0 108940 149835" draw:enhanced-path="M 66167 0 C 80073 0 93142 2959 104724 9487 106413 10541 107264 11176 107264 12433 107264 13068 107048 13919 106629 14961 L 103251 22758 C 102629 24244 101778 24867 100724 24867 100089 24867 99466 24663 98831 24244 88925 18555 78600 15812 67437 15812 53950 15812 41935 21704 33922 31826 24651 43205 20866 58585 20866 74181 20866 105791 35192 134239 67437 134239 77762 134239 90614 131496 100305 126441 102197 125387 103886 125806 104940 128334 L 107683 134874 C 108940 137401 108306 139510 105359 140767 92303 146875 79235 149835 64694 149835 20650 149835 0 116319 0 75235 0 34988 24016 0 6616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940"/><draw:equation draw:name="f7" draw:formula="?f4 / 149835"/><draw:equation draw:name="f8" draw:formula="0 / ?f6"/><draw:equation draw:name="f9" draw:formula="108940 / ?f6"/><draw:equation draw:name="f10" draw:formula="0 / ?f7"/><draw:equation draw:name="f11" draw:formula="149835 / ?f7"/></draw:enhanced-geometry></draw:custom-shape><draw:custom-shape svg:x="0.66294in" svg:y="1.20247in" svg:width="0.06787in" svg:height="0.15879in" draw:id="id26" draw:style-name="a26" draw:name="Shape 38"><svg:title/><svg:desc/><draw:enhanced-geometry draw:type="non-primitive" svg:viewBox="0 0 62058 145199" draw:enhanced-path="M 57734 0 L 62058 0 62058 25387 60369 30486 C 59528 32938 58477 35941 57112 39840 L 39827 87668 62058 87668 62058 102210 34772 102210 20231 141618 C 19177 144348 18339 145199 15380 145199 L 2946 145199 C 0 145199 419 142875 1054 140983 L 53950 2959 C 54572 1270 55842 0 5773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058"/><draw:equation draw:name="f7" draw:formula="?f4 / 145199"/><draw:equation draw:name="f8" draw:formula="0 / ?f6"/><draw:equation draw:name="f9" draw:formula="62058 / ?f6"/><draw:equation draw:name="f10" draw:formula="0 / ?f7"/><draw:equation draw:name="f11" draw:formula="145199 / ?f7"/></draw:enhanced-geometry></draw:custom-shape><draw:custom-shape svg:x="0.73081in" svg:y="1.20247in" svg:width="0.06948in" svg:height="0.15879in" draw:id="id27" draw:style-name="a27" draw:name="Shape 39"><svg:title/><svg:desc/><draw:enhanced-geometry draw:type="non-primitive" svg:viewBox="0 0 63532 145199" draw:enhanced-path="M 0 0 L 6852 0 C 8744 0 10014 851 10636 2540 L 62694 140767 C 63532 143091 63532 145199 59950 145199 L 46882 145199 C 43301 145199 42247 144564 41192 141402 L 27286 102210 0 102210 0 87668 22231 87668 5379 39408 C 2851 32042 1365 27394 527 24448 L 311 24448 0 2538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532"/><draw:equation draw:name="f7" draw:formula="?f4 / 145199"/><draw:equation draw:name="f8" draw:formula="0 / ?f6"/><draw:equation draw:name="f9" draw:formula="63532 / ?f6"/><draw:equation draw:name="f10" draw:formula="0 / ?f7"/><draw:equation draw:name="f11" draw:formula="145199 / ?f7"/></draw:enhanced-geometry></draw:custom-shape><draw:custom-shape svg:x="0.81411in" svg:y="1.20247in" svg:width="0.06245in" svg:height="0.15879in" draw:id="id28" draw:style-name="a28" draw:name="Shape 40"><svg:title/><svg:desc/><draw:enhanced-geometry draw:type="non-primitive" svg:viewBox="0 0 57105 145199" draw:enhanced-path="M 6109 0 L 32664 0 C 39354 0 45241 145 50516 492 L 57105 1280 57105 17589 39624 15812 19596 15812 19596 129604 37719 129604 57105 127834 57105 143344 41935 145199 5270 145199 C 1270 145199 0 143929 0 140132 L 0 5906 C 0 1689 1473 0 610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105"/><draw:equation draw:name="f7" draw:formula="?f4 / 145199"/><draw:equation draw:name="f8" draw:formula="0 / ?f6"/><draw:equation draw:name="f9" draw:formula="57105 / ?f6"/><draw:equation draw:name="f10" draw:formula="0 / ?f7"/><draw:equation draw:name="f11" draw:formula="145199 / ?f7"/></draw:enhanced-geometry></draw:custom-shape><draw:custom-shape svg:x="0.87656in" svg:y="1.20388in" svg:width="0.06384in" svg:height="0.15536in" draw:id="id29" draw:style-name="a29" draw:name="Shape 41"><svg:title/><svg:desc/><draw:enhanced-geometry draw:type="non-primitive" svg:viewBox="0 0 58376 142063" draw:enhanced-path="M 0 0 L 7591 909 C 16075 2517 22873 5152 29508 9261 47416 20424 58376 42344 58376 72049 58376 96078 50578 115890 36671 128526 30664 134006 22974 137854 14151 140333 L 0 142063 0 126553 4610 126132 C 11433 124418 17177 121465 22130 116512 32239 106187 37510 90807 37510 71846 37510 51615 31401 34127 19602 24640 14649 20640 8960 18113 2718 16585 L 0 1630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376"/><draw:equation draw:name="f7" draw:formula="?f4 / 142063"/><draw:equation draw:name="f8" draw:formula="0 / ?f6"/><draw:equation draw:name="f9" draw:formula="58376 / ?f6"/><draw:equation draw:name="f10" draw:formula="0 / ?f7"/><draw:equation draw:name="f11" draw:formula="142063 / ?f7"/></draw:enhanced-geometry></draw:custom-shape><draw:custom-shape svg:x="0.95882in" svg:y="1.20247in" svg:width="0.08988in" svg:height="0.15879in" draw:id="id30" draw:style-name="a30" draw:name="Shape 42"><svg:title/><svg:desc/><draw:enhanced-geometry draw:type="non-primitive" svg:viewBox="0 0 82182 145199" draw:enhanced-path="M 4000 0 L 78181 0 C 81343 0 81762 1473 81547 4013 L 80708 12014 C 80493 14961 78600 15392 75019 15392 L 19596 15392 19596 61532 69113 61532 C 72072 61532 73330 62802 73330 65329 L 73330 72911 C 73330 75857 72276 76708 69329 76708 L 19596 76708 19596 129807 77762 129807 C 80912 129807 82182 130861 82182 133388 L 82182 141402 C 82182 143929 81128 145199 77965 145199 L 4419 145199 C 838 145199 0 144348 0 140767 L 0 4216 C 0 1270 1054 0 400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182"/><draw:equation draw:name="f7" draw:formula="?f4 / 145199"/><draw:equation draw:name="f8" draw:formula="0 / ?f6"/><draw:equation draw:name="f9" draw:formula="82182 / ?f6"/><draw:equation draw:name="f10" draw:formula="0 / ?f7"/><draw:equation draw:name="f11" draw:formula="145199 / ?f7"/></draw:enhanced-geometry></draw:custom-shape><draw:custom-shape svg:x="1.06667in" svg:y="1.20247in" svg:width="0.15832in" svg:height="0.15879in" draw:id="id31" draw:style-name="a31" draw:name="Shape 43"><svg:title/><svg:desc/><draw:enhanced-geometry draw:type="non-primitive" svg:viewBox="0 0 144767 145199" draw:enhanced-path="M 8217 0 L 17272 0 C 20650 0 21704 851 22758 3162 L 73952 118008 74168 118008 121374 3378 C 122428 851 123482 0 126010 0 L 135700 0 C 138227 0 138862 1054 139078 3797 L 144767 140767 144767 141402 C 144767 144348 143713 145199 140970 145199 L 128956 145199 C 126010 145199 125171 143929 124955 140348 L 121374 38354 120955 38354 80277 142672 C 79439 144780 78181 145199 76492 145199 L 69329 145199 C 67221 145199 66167 144780 65113 142253 L 21069 38354 20854 38354 18326 141402 C 18326 144348 17272 145199 14110 145199 L 3785 145199 C 1041 145199 0 144348 0 141618 L 0 141199 4839 4432 C 5055 851 5893 0 82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4767"/><draw:equation draw:name="f7" draw:formula="?f4 / 145199"/><draw:equation draw:name="f8" draw:formula="0 / ?f6"/><draw:equation draw:name="f9" draw:formula="144767 / ?f6"/><draw:equation draw:name="f10" draw:formula="0 / ?f7"/><draw:equation draw:name="f11" draw:formula="145199 / ?f7"/></draw:enhanced-geometry></draw:custom-shape><draw:custom-shape svg:x="1.2342in" svg:y="1.20247in" svg:width="0.1189in" svg:height="0.15879in" draw:id="id32" draw:style-name="a32" draw:name="Shape 44"><svg:title/><svg:desc/><draw:enhanced-geometry draw:type="non-primitive" svg:viewBox="0 0 108726 145199" draw:enhanced-path="M 3150 0 L 14961 0 C 18542 0 20650 851 21907 3594 L 56477 71869 56680 71869 89979 4216 C 91669 851 92723 0 96507 0 L 105359 0 108726 2101 108726 2145 107886 4851 65316 87884 65316 141402 C 65316 144145 64262 145199 61735 145199 L 49301 145199 C 46774 145199 45720 144145 45720 141199 L 45720 88303 635 4216 C 203 3378 0 2743 0 2108 0 851 1054 0 31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726"/><draw:equation draw:name="f7" draw:formula="?f4 / 145199"/><draw:equation draw:name="f8" draw:formula="0 / ?f6"/><draw:equation draw:name="f9" draw:formula="108726 / ?f6"/><draw:equation draw:name="f10" draw:formula="0 / ?f7"/><draw:equation draw:name="f11" draw:formula="145199 / ?f7"/></draw:enhanced-geometry></draw:custom-shape></draw:g></text:span><text:span text:style-name="T3">Wellbeing <text:s/></text:span></text:p>
      <text:p text:style-name="P4"><text:span text:style-name="T5"><draw:g draw:z-index="251660288" draw:name="Group 1764729016" draw:id="id41" draw:style-name="a41" text:anchor-type="paragraph"><svg:title/><svg:desc/><draw:custom-shape svg:x="0.86575in" svg:y="4.36858in" svg:width="0.1746in" svg:height="0.7801in" draw:id="id34" draw:style-name="a34" draw:name="Shape 7"><svg:title/><svg:desc/><draw:enhanced-geometry draw:type="non-primitive" svg:viewBox="0 0 159675 847864" draw:enhanced-path="M 159675 0 L 159675 847864 143206 825530 C 72255 721451 28638 614391 19482 502588 0 340459 46152 180849 141491 26028 L 15967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675"/><draw:equation draw:name="f7" draw:formula="?f4 / 847864"/><draw:equation draw:name="f8" draw:formula="0 / ?f6"/><draw:equation draw:name="f9" draw:formula="159675 / ?f6"/><draw:equation draw:name="f10" draw:formula="0 / ?f7"/><draw:equation draw:name="f11" draw:formula="847864 / ?f7"/></draw:enhanced-geometry></draw:custom-shape><draw:custom-shape svg:x="-0.19041in" svg:y="3.8618in" svg:width="1.23075in" svg:height="1.70621in" draw:id="id35" draw:style-name="a35" draw:name="Shape 8"><svg:title/><svg:desc/><draw:enhanced-geometry draw:type="non-primitive" svg:viewBox="0 0 1125541 1854422" draw:enhanced-path="M 1125541 0 L 1125541 174296 1027538 226871 C 625374 448270 353943 668638 352723 858909 351303 1078064 638073 1299822 1051695 1550531 L 1125541 1594533 1125541 1854422 1083293 1831571 C 514954 1521503 74670 1245663 40164 965551 0 685662 413088 367002 999411 63372 L 112554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25541"/><draw:equation draw:name="f7" draw:formula="?f4 / 1854422"/><draw:equation draw:name="f8" draw:formula="0 / ?f6"/><draw:equation draw:name="f9" draw:formula="1125541 / ?f6"/><draw:equation draw:name="f10" draw:formula="0 / ?f7"/><draw:equation draw:name="f11" draw:formula="1854422 / ?f7"/></draw:enhanced-geometry></draw:custom-shape><draw:custom-shape svg:x="1.02963in" svg:y="2.81274in" svg:width="5.25524in" svg:height="7.7942in" draw:id="id36" draw:style-name="a36" draw:name="Shape 9"><svg:title/><svg:desc/><draw:enhanced-geometry draw:type="non-primitive" svg:viewBox="0 0 4805990 8471257" draw:enhanced-path="M 3228009 540 C 3264140 2160 3287205 16054 3297568 34514 3317939 70353 3289909 123541 3216339 137574 L 3172587 148306 C 3139059 156764 3099765 167127 3055430 179243 2206511 433294 0 1210534 147307 2088587 210350 2464342 602158 2785067 1105065 3106022 744182 2833467 496494 2529645 477875 2157154 463918 1196450 2437397 698419 3098330 552610 3245434 528290 3247872 682468 3124137 706090 2309216 946082 768744 1287128 893559 2232312 1079119 3637199 4584954 3794311 4728109 5695603 4805990 6729738 3600628 7612364 2211636 8276373 L 1783471 8471257 1329056 8471257 1376101 8452624 C 2976829 7795796 4542232 6839907 4424515 5589481 4358830 5024611 3859835 4609803 3243885 4242926 3051810 4137071 2983472 4191846 3118942 4314605 L 3118536 4314782 C 3538525 4671373 3843566 5080148 3875062 5581442 3948924 6756686 2645825 7676167 1157945 8345243 L 867112 8471257 354390 8471257 562064 8384594 C 2107746 7722098 3578627 6782324 3499473 5603375 3446361 5153008 3186963 4777253 2831846 4448704 L 2831389 4448894 C 2829890 4447294 2828404 4445694 2826931 4444094 2806090 4424904 2784919 4405842 2763444 4386969 2620074 4277736 2457653 4270358 2598230 4464261 2852356 4781393 3022016 5138301 3046120 5545006 3122759 6693894 1532687 7648116 42267 8278403 L 9802 8291742 9802 8044041 56488 8022470 C 1433009 7365713 2807647 6426940 2690317 5389685 2608379 4333211 1197022 3632844 125521 3057193 L 9802 2994602 9802 2734713 63686 2766820 C 282375 2895201 528744 3031478 782625 3178945 469165 2979944 202328 2784540 39127 2578625 L 9802 2538854 9802 1690990 72088 1601836 C 161266 1487622 275799 1376423 408749 1269195 499951 1194224 572729 1100043 487304 1106753 458829 1108990 412775 1122437 343967 1151543 L 352374 1146386 C 233919 1201100 120729 1256355 14983 1311698 L 9802 1314477 9802 1140180 47662 1121158 C 1166765 574883 2774394 94467 3187509 3297 3202470 824 3215965 0 3228009 54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05990"/><draw:equation draw:name="f7" draw:formula="?f4 / 8471257"/><draw:equation draw:name="f8" draw:formula="0 / ?f6"/><draw:equation draw:name="f9" draw:formula="4805990 / ?f6"/><draw:equation draw:name="f10" draw:formula="0 / ?f7"/><draw:equation draw:name="f11" draw:formula="8471257 / ?f7"/></draw:enhanced-geometry></draw:custom-shape><draw:custom-shape svg:x="-1.54792in" svg:y="8.31359in" svg:width="5.01616in" svg:height="2.29336in" draw:id="id37" draw:style-name="a37" draw:name="Shape 10"><svg:title/><svg:desc/><draw:enhanced-geometry draw:type="non-primitive" svg:viewBox="0 0 4587354 2492573" draw:enhanced-path="M 4492445 2008 C 4506827 0 4521251 4182 4533951 15808 4568279 47317 4587354 68336 4556201 106562 3904542 1013043 1959598 2012158 339889 2488439 L 324844 2492573 0 2492573 0 2329220 296244 2244191 C 2023458 1729641 3663397 972954 4451185 25347 4463720 12215 4478062 4017 4492445 200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87354"/><draw:equation draw:name="f7" draw:formula="?f4 / 2492573"/><draw:equation draw:name="f8" draw:formula="0 / ?f6"/><draw:equation draw:name="f9" draw:formula="4587354 / ?f6"/><draw:equation draw:name="f10" draw:formula="0 / ?f7"/><draw:equation draw:name="f11" draw:formula="2492573 / ?f7"/></draw:enhanced-geometry></draw:custom-shape><draw:custom-shape svg:x="0.15304in" svg:y="5.82397in" svg:width="3.39666in" svg:height="3.87881in" draw:id="id38" draw:style-name="a38" draw:name="Shape 11"><svg:title/><svg:desc/><draw:enhanced-geometry draw:type="non-primitive" svg:viewBox="0 0 3106293 4215746" draw:enhanced-path="M 688337 4464 C 729472 0 779551 13875 839483 41459 927367 81947 2920987 1066629 2997187 1771097 3106293 2779490 1260780 3823164 124904 4197839 86385 4211556 75463 4215746 55385 4209968 35306 4204176 4127 4143508 2057 4122286 0 4101091 25616 4088924 25616 4088924 505651 3970420 2853144 2995213 2752954 1925466 2665323 989463 760857 266236 692201 236937 623507 207613 566814 123044 590855 77502 615010 31731 647202 8928 688337 446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6293"/><draw:equation draw:name="f7" draw:formula="?f4 / 4215746"/><draw:equation draw:name="f8" draw:formula="0 / ?f6"/><draw:equation draw:name="f9" draw:formula="3106293 / ?f6"/><draw:equation draw:name="f10" draw:formula="0 / ?f7"/><draw:equation draw:name="f11" draw:formula="4215746 / ?f7"/></draw:enhanced-geometry></draw:custom-shape><draw:custom-shape svg:x="0.40957in" svg:y="1.32986in" svg:width="0.01565in" svg:height="0.06853in" draw:id="id39" draw:style-name="a39" draw:name="Shape 14"><svg:title/><svg:desc/><draw:enhanced-geometry draw:type="non-primitive" svg:viewBox="0 0 14313 74484" draw:enhanced-path="M 14313 0 L 14313 74484 9323 68153 C 5038 60596 2404 52849 1746 44828 0 30287 4137 15974 12684 2091 L 143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13"/><draw:equation draw:name="f7" draw:formula="?f4 / 74484"/><draw:equation draw:name="f8" draw:formula="0 / ?f6"/><draw:equation draw:name="f9" draw:formula="14313 / ?f6"/><draw:equation draw:name="f10" draw:formula="0 / ?f7"/><draw:equation draw:name="f11" draw:formula="74484 / ?f7"/></draw:enhanced-geometry></draw:custom-shape><draw:custom-shape svg:x="-1.61042in" svg:y="10.06042in" svg:width="8.32917in" svg:height="0.54653in" draw:id="id40" draw:style-name="a40" draw:name="Shape 1544"><svg:title/><svg:desc/><draw:enhanced-geometry draw:type="non-primitive" svg:viewBox="0 0 7559993 594004" draw:enhanced-path="M 0 0 L 7559993 0 7559993 594004 0 59400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9993"/><draw:equation draw:name="f7" draw:formula="?f4 / 594004"/><draw:equation draw:name="f8" draw:formula="0 / ?f6"/><draw:equation draw:name="f9" draw:formula="7559993 / ?f6"/><draw:equation draw:name="f10" draw:formula="0 / ?f7"/><draw:equation draw:name="f11" draw:formula="594004 / ?f7"/></draw:enhanced-geometry></draw:custom-shape></draw:g></text:span><draw:custom-shape svg:x="-1.54792in" svg:y="0.80417in" svg:width="8.26736in" svg:height="0.64931in" draw:z-index="251657215" draw:id="id42" draw:style-name="a42" draw:name="Shape 1543" text:anchor-type="paragraph"><svg:title/><svg:desc/><draw:enhanced-geometry draw:type="non-primitive" svg:viewBox="0 0 7559993 594004" draw:enhanced-path="M 0 0 L 7559993 0 7559993 594004 0 59400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59993"/><draw:equation draw:name="f7" draw:formula="?f4 / 594004"/><draw:equation draw:name="f8" draw:formula="0 / ?f6"/><draw:equation draw:name="f9" draw:formula="7559993 / ?f6"/><draw:equation draw:name="f10" draw:formula="0 / ?f7"/><draw:equation draw:name="f11" draw:formula="594004 / ?f7"/></draw:enhanced-geometry></draw:custom-shape><text:span text:style-name="T6">Charter</text:span><text:line-break/><text:line-break/><text:span text:style-name="T7">Foundation - “We care about our staff”</text:span></text:p>
      <text:section text:name="Sect1" text:style-name="S1">
        <text:p text:style-name="P8"><text:span text:style-name="T9">Trust Commitments</text:span></text:p>
        <text:list text:style-name="LFO1" text:continue-numbering="true">
          <text:list-item>
            <text:p text:style-name="P10">2pm finish for students, to support continual professional development on Wednesday afternoons.</text:p>
          </text:list-item>
          <text:list-item>
            <text:p text:style-name="P11">CPD access on Thrive.</text:p>
          </text:list-item>
          <text:list-item>
            <text:p text:style-name="P12">24/7 access to counselling services and doctors.</text:p>
          </text:list-item>
          <text:list-item>
            <text:p text:style-name="P13">Opportunity to progress in your career.</text:p>
          </text:list-item>
          <text:list-item>
            <text:p text:style-name="P14">Access to training for NPQs.</text:p>
          </text:list-item>
          <text:list-item>
            <text:p text:style-name="P15">Access to an online portal (OnTrack) for timely feedback opportunities.</text:p>
          </text:list-item>
          <text:list-item>
            <text:p text:style-name="P16">Two week October half term break.<text:s/></text:p>
          </text:list-item>
          <text:list-item>
            <text:p text:style-name="P17">Trust collaboration.</text:p>
          </text:list-item>
        </text:list>
        <text:p text:style-name="P18"><text:span text:style-name="T19"><text:s/></text:span><text:span text:style-name="T20">Wellbeing Team Commitments</text:span><text:span text:style-name="T21"><text:s/></text:span><text:span text:style-name="T22"><text:line-break/></text:span></text:p>
        <text:list text:style-name="LFO1" text:continue-numbering="true">
          <text:list-item>
            <text:p text:style-name="P23"><text:span text:style-name="T24">Hold SLT accountable when wellbeing commitments are not being followed.<text:s/></text:span></text:p>
          </text:list-item>
          <text:list-item>
            <text:p text:style-name="P25">Regularly review and inform SLT of feedback from staff surveys.<text:s/></text:p>
          </text:list-item>
          <text:list-item>
            <text:p text:style-name="P26">Implement extra curricular activities for staff.</text:p>
          </text:list-item>
          <text:list-item>
            <text:p text:style-name="P27">To have an open door policy.<text:s/></text:p>
          </text:list-item>
        </text:list>
        <text:p text:style-name="P28"><text:s/></text:p>
        <text:p text:style-name="P29">Your Commitments<text:line-break/></text:p>
        <text:list text:style-name="LFO1" text:continue-numbering="true">
          <text:list-item>
            <text:p text:style-name="P30">Informing the wellbeing team when wellbeing commitments are not being followed.</text:p>
          </text:list-item>
        </text:list>
        <text:p text:style-name="P31"/>
        <text:p text:style-name="P32"><text:span text:style-name="T33">Strood Commitments</text:span></text:p>
        <text:list text:style-name="LFO1" text:continue-numbering="true">
          <text:list-item>
            <text:p text:style-name="P34">Teaching staff do not complete any duties - the focus is teaching.</text:p>
          </text:list-item>
          <text:list-item>
            <text:p text:style-name="P35">Flexible and reasonable approach to life commitments.</text:p>
          </text:list-item>
          <text:list-item>
            <text:p text:style-name="P36">Access to a free gym.</text:p>
          </text:list-item>
          <text:list-item>
            <text:p text:style-name="P37">Social events to mark the end of module.</text:p>
          </text:list-item>
          <text:list-item>
            <text:p text:style-name="P38">SLT to have an open door policy.</text:p>
          </text:list-item>
          <text:list-item>
            <text:p text:style-name="P39">Wellbeing Wednesdays.</text:p>
          </text:list-item>
          <text:list-item>
            <text:p text:style-name="P40">Achieving under 1265 directed hours.</text:p>
          </text:list-item>
          <text:list-item>
            <text:p text:style-name="P41">Whole Academy College line up at the start of each day to ensure all issues are dealt with immediately to support colleagues.</text:p>
          </text:list-item>
          <text:list-item>
            <text:p text:style-name="P42">Line ups also to ensure pupils and staff feel a sense of unity and belonging.</text:p>
          </text:list-item>
          <text:list-item>
            <text:p text:style-name="P43">Centralised detentions with college teams.</text:p>
          </text:list-item>
          <text:list-item>
            <text:p text:style-name="P44">Thank you breakfast at the end of module.</text:p>
          </text:list-item>
          <text:list-item>
            <text:p text:style-name="P45">All staff have 12.5% PPA more than the 10% guidance.</text:p>
          </text:list-item>
          <text:list-item>
            <text:p text:style-name="P46">Twilight sessions, flexibility of off-site working.</text:p>
          </text:list-item>
          <text:list-item>
            <text:p text:style-name="P47">Shared planning within departments.</text:p>
          </text:list-item>
          <text:list-item>
            <text:p text:style-name="P48">Quiet working space for staff.</text:p>
          </text:list-item>
          <text:list-item>
            <text:p text:style-name="P49"><text:span text:style-name="T50">Wellbeing champions per department.</text:span></text:p>
          </text:list-item>
          <text:list-item>
            <text:p text:style-name="P51"><text:span text:style-name="T52">Golden tickets to cash in.</text:span></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0284in" fo:line-height="103%" fo:margin-left="0.0069in" fo:text-indent="-0.0069in">
        <style:tab-stops/>
      </style:paragraph-properties>
      <style:text-properties style:font-name="Calibri" style:font-name-asian="Calibri" style:font-name-complex="Calibri" fo:color="#555655" fo:font-size="13.5pt" style:font-size-asian="13.5pt"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alibri"/>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Calibri"/>
      </text:list-level-style-bullet>
      <text:list-level-style-bullet text:level="2" text:style-name="WW_CharLFO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268in" fo:page-height="11.693in" style:print-orientation="portrait" fo:margin-top="0.6277in" fo:margin-left="1.5687in" fo:margin-bottom="1in" fo:margin-right="1.5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SINGH, Mica</meta:initial-creator>
    <dc:creator>GRAFTON, Miranda</dc:creator>
    <meta:creation-date>2025-12-02T13:56:00Z</meta:creation-date>
    <dc:date>2025-12-02T13:56:00Z</dc:date>
    <meta:template xlink:href="Normal" xlink:type="simple"/>
    <meta:editing-cycles>2</meta:editing-cycles>
    <meta:editing-duration>PT120S</meta:editing-duration>
    <meta:user-defined meta:name="ContentTypeId">0x0101008FDC162AB942F14F94B99672127EE7D6</meta:user-defined>
    <meta:user-defined meta:name="MediaServiceImageTags"/>
    <meta:document-statistic meta:page-count="1" meta:paragraph-count="46" meta:word-count="288" meta:character-count="1567" meta:row-count="38" meta:non-whitespace-character-count="1325"/>
  </office:meta>
</office:document-meta>
</file>